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1pt" style:font-size-asian="11pt" style:font-size-complex="11pt"/>
    </style:style>
    <style:style style:name="P2" style:family="paragraph" style:parent-style-name="Text_20_body">
      <style:paragraph-properties fo:text-align="justify" style:justify-single-word="false"/>
      <style:text-properties fo:font-size="12pt" style:font-size-asian="12pt" style:font-size-complex="12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2pt" fo:font-style="italic" fo:font-weight="bold" style:font-size-asian="12pt" style:font-style-asian="italic" style:font-weight-asian="bold" style:font-size-complex="12pt" style:font-style-complex="italic" style:font-weight-complex="bold"/>
    </style:style>
    <style:style style:name="T3" style:family="text">
      <style:text-properties fo:font-style="normal" fo:font-weight="bold" style:font-style-asian="normal" style:font-weight-asian="bold"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text:s/>(...)SGANARELLE.- Vertu de ma vie, comme vous débitez ; il semble que vous ayez appris cela par cœur, et vous parlez tout comme un livre.</text:p>
      <text:p text:style-name="P2">DOM JUAN.- Qu’as-tu à dire là-dessus ?</text:p>
      <text:p text:style-name="P2">SGANARELLE.- Ma foi, j’ai à dire, je ne sais que dire ; car vous tournez les choses d’une manière, qu’il semble que vous avez raison  , et cependant il est vrai que vous ne l’avez pas. J’avais les plus belles pensées du monde, et vos discours m’ont brouillé tout cela ; laissez faire, une autre fois je mettrai mes raisonnements par écrit, pour disputer avec vous.</text:p>
      <text:p text:style-name="P2">DOM JUAN.- Tu feras bien.</text:p>
      <text:p text:style-name="P2">SGANARELLE.- Mais, Monsieur, cela serait-il de la permission que vous m’avez donnée, si je vous disais que je suis tant soit peu scandalisé de la vie que vous menez ?</text:p>
      <text:p text:style-name="P2">DOM JUAN.- Comment, quelle vie est-ce que je mène ?</text:p>
      <text:p text:style-name="P2">SGANARELLE.- Fort bonne. Mais par exemple de vous voir  tous les mois vous marier comme vous faites.</text:p>
      <text:p text:style-name="P2">DOM JUAN.- Y a-t-il rien de plus agréable ?</text:p>
      <text:p text:style-name="P2">SGANARELLE.- Il est vrai, je conçois que cela est fort agréable, et fort divertissant, et je m’en accommoderais assez, moi, s’il n’y avait point de mal, mais, Monsieur, se jouer ainsi d’un mystère sacré, et  ...</text:p>
      <text:p text:style-name="P2">DOM JUAN.- Va, va, c’est une affaire entre le Ciel et moi, et nous la démêlerons bien ensemble, sans que tu t’en mettes en peine </text:p>
      <text:p text:style-name="P2">SGANARELLE.- Ma foi, Monsieur, j’ai toujours ouï dire, que c’est une méchante raillerie, que de se railler du Ciel, et que les libertins  ne font jamais une bonne fin.</text:p>
      <text:p text:style-name="P2">DOM JUAN.- Holà, maître sot  , vous savez que je vous ai dit que je n’aime pas les faiseurs de remontrances.</text:p>
      <text:p text:style-name="P2">SGANARELLE.- Je ne parle pas aussi à vous, Dieu m’en garde, vous savez ce que vous faites vous, et si vous ne croyez rien, vous avez vos raisons  ; mais il y a de certains petits impertinents dans le monde, qui sont libertins, sans savoir pourquoi  , qui font les esprits forts, parce qu’ils croient que cela leur sied bien ; et si j’avais un maître comme cela, je lui dirais fort nettement  le regardant en face : "Osez-vous bien ainsi vous jouer au Ciel  , et ne tremblez-vous point de vous moquer comme vous faites des choses les plus saintes ? C’est bien à vous, petit ver de terre  , petit myrmidon  que vous êtes (je parle au maître que j’ai dit), c’est bien à vous à vouloir vous mêler de tourner en raillerie, ce que tous les hommes révèrent. Pensez-vous que pour être de qualité, pour avoir une perruque blonde, et bien frisée, des plumes à votre chapeau, un habit bien doré, et des rubans couleur de feu, (ce n’est pas à vous que je parle, c’est à l’autre ;) pensez-vous, dis-je, que vous en soyez plus habile homme, que tout vous soit permis, et qu’on n’ose vous dire vos vérités ? Apprenez de moi, qui suis votre valet, que le Ciel punit tôt, ou tard les impies, qu’une méchante vie amène une méchante mort, et que  ...</text:p>
      <text:p text:style-name="P2">DOM JUAN.- Paix. <text:s text:c="3"/>(...)</text:p>
      <text:p text:style-name="P1"><text:span text:style-name="T2"><text:s text:c="52"/></text:span><text:span text:style-name="T1"><text:s text:c="22"/></text:span><text:span text:style-name="T3"><text:s text:c="5"/>Molière </text:span><text:span text:style-name="T1"><text:s text:c="3"/>Dom Juan</text:span> Acte I scène 2 <text:s text:c="4"/>166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L  m</meta:initial-creator>
    <meta:creation-date>2020-02-20T18:13:53.98</meta:creation-date>
    <meta:printed-by>JL  m</meta:printed-by>
    <meta:print-date>2020-02-20T18:39:30.62</meta:print-date>
    <dc:date>2020-02-20T18:53:30.96</dc:date>
    <dc:creator>JL  m</dc:creator>
    <meta:editing-duration>PT7M30S</meta:editing-duration>
    <meta:editing-cycles>1</meta:editing-cycles>
    <meta:generator>OpenOffice/4.1.0$Win32 OpenOffice.org_project/410m18$Build-9764</meta:generator>
    <meta:document-statistic meta:table-count="0" meta:image-count="0" meta:object-count="0" meta:page-count="1" meta:paragraph-count="15" meta:word-count="522" meta:character-count="2918"/>
  </office:meta>
</office:document-meta>
</file>